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</text:span><text:span text:style-name="T2">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</text:span><text:span text:style-name="T2">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657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44in" svg:height="0.0657in" svg:x="5.1358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669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4756in" svg:height="0.0669in" svg:x="3.5898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44in" svg:height="0.0004in" svg:x="5.1358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4756in" svg:height="0.0047in" svg:x="3.5898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5"/>
        <table:table-column table:style-name="co8" table:number-columns-repeated="238" table:default-cell-style-name="ce178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17">
            <text:p>17</text:p>
          </table:table-cell>
          <table:table-cell table:style-name="ce167" table:formula="of:=COUNTIF([.L$7:.L$885];[.$J1])" office:value-type="float" office:value="16">
            <text:p>16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10">
            <text:p>10</text:p>
          </table:table-cell>
          <table:table-cell table:style-name="ce167" table:formula="of:=COUNTIF([.L$7:.L$885];[.$J3])" office:value-type="float" office:value="10">
            <text:p>1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1">
            <text:p>1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3" office:value-type="string">
            <text:p>Comment</text:p>
          </table:table-cell>
          <table:table-cell table:style-name="ce174" office:value-type="string">
            <text:p>Comment</text:p>
          </table:table-cell>
          <table:table-cell table:style-name="ce177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on </text:span><text:span text:style-name="T5">an existing </text:span><text:span text:style-name="T5">group and </text:span><text:span text:style-name="T5">select Edit</text:span></text:p>
            <text:p><text:span text:style-name="T5">- Right click on </text:span><text:span text:style-name="T5">an existing </text:span><text:span text:style-name="T5">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on </text:span><text:span text:style-name="T5">an existing </text:span><text:span text:style-name="T5">calendar and </text:span><text:span text:style-name="T5">select Edit</text:span></text:p>
            <text:p><text:span text:style-name="T5">- Right click on </text:span><text:span text:style-name="T5">an existing </text:span><text:span text:style-name="T5">calendar and </text:span><text:span text:style-name="T5">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</text:span><text:span text:style-name="T7">Display Name 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</text:span><text:span text:style-name="T7">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</text:span><text:span text:style-name="T7">by right click </text:span><text:span text:style-name="T7">or click on </text:span><text:span text:style-name="T7">Event 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</text:span><text:span text:style-name="T7">by right click </text:span><text:span text:style-name="T7">or click on </text:span><text:span text:style-name="T7">Task 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394">TESTVN-5394</text:a></text:p>
          </table:table-cell>
          <table:table-cell table:number-columns-repeated="2"/>
          <table:table-cell table:style-name="ce176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on </text:span><text:span text:style-name="T7">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395">TESTVN-5395</text:a></text:p>
          </table:table-cell>
          <table:table-cell table:number-columns-repeated="2"/>
          <table:table-cell table:style-name="ce176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</text:span><text:span text:style-name="T7">type 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office:value-type="string">
            <text:p>Cannot import on FF</text:p>
          </table:table-cell>
          <table:table-cell table:number-columns-repeated="242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</text:span><text:span text:style-name="T7">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95"/>
          <table:table-cell table:number-columns-repeated="240"/>
        </table:table-row>
        <table:table-row table:style-name="ro29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</text:span><text:span text:style-name="T7">an 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</text:span><text:span text:style-name="T7">another </text:span><text:span text:style-name="T7">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</text:span><text:span text:style-name="T7">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</text:span><text:span text:style-name="T7">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 table:number-columns-repeated="242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 table:number-columns-repeated="242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 table:number-columns-repeated="242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 table:number-columns-repeated="242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 table:number-columns-repeated="242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 table:number-columns-repeated="242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 table:number-columns-repeated="242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/>
          <table:table-cell table:style-name="ce95"/>
          <table:table-cell table:number-columns-repeated="240"/>
        </table:table-row>
        <table:table-row table:style-name="ro28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/>
          <table:table-cell table:style-name="ce95"/>
          <table:table-cell table:number-columns-repeated="240"/>
        </table:table-row>
        <table:table-row table:style-name="ro44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Blocked</text:p>
          </table:table-cell>
          <table:table-cell table:style-name="ce170" office:value-type="string">
            <text:p><text:a xlink:href="https://jira.exoplatform.org/browse/TESTVN-5400">TESTVN-5400</text:a></text:p>
          </table:table-cell>
          <table:table-cell table:style-name="Default" table:number-columns-repeated="242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  <table:database-ranges>
        <table:database-range table:name="__Anonymous_Sheet_DB__2" table:target-range-address="SniffTest.A6:SniffTest.P67" table:display-filter-buttons="true">
          <table:filter>
            <table:filter-or>
              <table:filter-condition table:field-number="9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5/16/2012</text:date>, <text:time>14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5-16T14:59:31</dc:date>
    <dc:language>en-US</dc:language>
    <meta:editing-cycles>826</meta:editing-cycles>
    <meta:editing-duration>P12DT7H19M12S</meta:editing-duration>
    <meta:document-statistic meta:table-count="4" meta:cell-count="1284" meta:object-count="9"/>
    <meta:user-defined meta:name="Info 1"/>
    <meta:user-defined meta:name="Info 2"/>
    <meta:user-defined meta:name="Info 3"/>
    <meta:user-defined meta:name="Info 4"/>
  </office:meta>
</office:document-meta>
</file>